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-0.4925in" fo:margin-right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-0.9846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0.4925in" fo:margin-right="0in" fo:text-align="center" style:justify-single-word="false" fo:text-indent="0in" style:auto-text-indent="false"/>
    </style:style>
    <style:style style:name="P9" style:family="paragraph" style:parent-style-name="Text_20_body" style:list-style-name="L2">
      <style:paragraph-properties fo:padding="0.0193in" fo:border="0.0008in solid #d9d9e3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Heading_20_2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374151" style:font-name="S hne" fo:font-size="12pt" fo:letter-spacing="normal" fo:font-style="normal"/>
    </style:style>
    <style:style style:name="T2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style:font-name="S hne" fo:font-size="12pt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374151" style:font-name="S hne" fo:font-size="12pt" fo:letter-spacing="normal" fo:font-style="normal" style:text-underline-style="none"/>
    </style:style>
    <style:style style:name="T5" style:family="text">
      <style:text-properties fo:font-variant="normal" fo:text-transform="none" fo:color="#374151" style:font-name="S hne" fo:font-size="12pt" fo:letter-spacing="normal" fo:font-style="normal" style:text-underline-style="none" fo:font-weight="normal"/>
    </style:style>
    <style:style style:name="T6" style:family="text">
      <style:text-properties fo:font-variant="normal" fo:text-transform="none" fo:color="#374151" style:font-name="S hne" fo:font-size="12pt" fo:letter-spacing="normal" fo:font-style="normal"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374151" style:font-name="S hne" fo:font-size="12pt" fo:letter-spacing="normal" fo:font-style="normal" style:text-underline-style="none" fo:font-weight="bold" style:font-weight-asian="bold" style:font-weight-complex="bold"/>
    </style:style>
    <style:style style:name="T8" style:family="text">
      <style:text-properties fo:font-variant="normal" fo:text-transform="none" fo:color="#374151" style:font-name="S hne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74151" fo:letter-spacing="normal"/>
    </style:style>
    <style:style style:name="T10" style:family="text">
      <style:text-properties fo:font-variant="normal" fo:text-transform="none" fo:color="#374151" fo:letter-spacing="normal"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2">Exercice </text:span>: 5</text:p>
      <text:p text:style-name="Standard"/>
      <text:list xml:id="list6434757527051021888" text:style-name="L1">
        <text:list-item>
          <text:p text:style-name="P1">dessinez une arborescence cohérente pour ces classes en la justifiant</text:p>
        </text:list-item>
      </text:list>
      <text:p text:style-name="Standard"/>
      <text:p text:style-name="P2">Personne</text:p>
      <text:p text:style-name="P2">|</text:p>
      <text:p text:style-name="P2">travailleur</text:p>
      <text:p text:style-name="P2">/ <text:s text:c="3"/>\</text:p>
      <text:p text:style-name="P8">Etudiant <text:s text:c="5"/>Enseingant</text:p>
      <text:p text:style-name="P3">/ <text:s text:c="9"/>\</text:p>
      <text:p text:style-name="P4">Etudiant sportif <text:s text:c="5"/>Etudiant </text:p>
      <text:p text:style-name="P5"><text:s text:c="27"/>Travailleur</text:p>
      <text:p text:style-name="P7">Justification :</text:p>
      <text:p text:style-name="P7"/>
      <text:p text:style-name="P6"><text:span text:style-name="Strong_20_Emphasis"><text:span text:style-name="T11">Personne :</text:span></text:span><text:span text:style-name="T10"> </text:span><text:span text:style-name="T5">La classe de base qui regroupe toutes les personnes.</text:span><text:span text:style-name="T11"> </text:span></text:p>
      <text:p text:style-name="P6"><text:span text:style-name="Strong_20_Emphasis">Etudiant :</text:span><text:span text:style-name="T9"> </text:span><text:span text:style-name="T2">Représente une personne etudiante alors il hérite de la classe Personne.</text:span> </text:p>
      <text:p text:style-name="P6"><text:span text:style-name="Strong_20_Emphasis">Travailleur :</text:span><text:span text:style-name="T9"> </text:span><text:span text:style-name="T2">Représente une personne qui est travailleuse alors il hérite de la classe Personne. </text:span></text:p>
      <text:p text:style-name="P10"><text:span text:style-name="Strong_20_Emphasis"><text:span text:style-name="T1">EtudiantTravailleur :</text:span></text:span><text:span text:style-name="T2"> Représente une personne qui est à la fois étudiante et travailleuse. Il hérite à la fois des classes Etudiant et Travailleur.</text:span></text:p>
      <text:p text:style-name="P10"><text:span text:style-name="Strong_20_Emphasis"><text:span text:style-name="T1">EtudiantSportif :</text:span></text:span><text:span text:style-name="T2"> Représente une personne qui est à la fois étudiante et <text:s/>sportie. Hérite de la classe Etudiante</text:span></text:p>
      <text:p text:style-name="P10"><text:span text:style-name="Strong_20_Emphasis"><text:span text:style-name="T1">Enseignant :</text:span></text:span><text:span text:style-name="T2"> Représente une personne qui est enseignante. Hérite de la classe Personne. . </text:span></text:p>
      <text:h text:style-name="P11" text:outline-level="2"><text:span text:style-name="T1">2.où se situeront les champs suivants : salaire, emploiDuTemps, anneDEtude, nom, age et sportPratique. </text:span></text:h>
      <text:p text:style-name="Text_20_body"><text:span text:style-name="T8"/></text:p>
      <text:p text:style-name="P6"><text:span text:style-name="Strong_20_Emphasis"><text:span text:style-name="T11"><text:s/>(</text:span></text:span><text:span text:style-name="Strong_20_Emphasis"><text:span text:style-name="T7">nom, age) :</text:span></text:span><text:span text:style-name="Strong_20_Emphasis"><text:span text:style-name="T6"> Personne ;</text:span></text:span></text:p>
      <text:h text:style-name="P12" text:outline-level="2"><text:span text:style-name="Strong_20_Emphasis"><text:span text:style-name="T7">salaire : </text:span></text:span><text:span text:style-name="Strong_20_Emphasis"><text:span text:style-name="T6">Travailleur et </text:span></text:span><text:span text:style-name="Strong_20_Emphasis"><text:span text:style-name="T6">Enseignant ;</text:span></text:span></text:h>
      <text:h text:style-name="P12" text:outline-level="2"><text:span text:style-name="Strong_20_Emphasis"><text:span text:style-name="T7"><text:s/>EmploiDuTemps : </text:span></text:span><text:span text:style-name="Strong_20_Emphasis"><text:span text:style-name="T6"><text:s/>Etudiant , Enseignant, EtudiantTravailleur , EtudiantSportif ;</text:span></text:span></text:h>
      <text:h text:style-name="P12" text:outline-level="2"><text:span text:style-name="Strong_20_Emphasis"><text:span text:style-name="T7"><text:s/>AnneDEtude : <text:s/></text:span></text:span><text:span text:style-name="Strong_20_Emphasis"><text:span text:style-name="T6">Etudiant , <text:s/>EtudiantTravailleur ,EtudiantSportif ;</text:span></text:span></text:h>
      <text:h text:style-name="P12" text:outline-level="2"><text:span text:style-name="Strong_20_Emphasis"><text:span text:style-name="T7"><text:s/>SportPratique : </text:span></text:span><text:span text:style-name="Strong_20_Emphasis"><text:span text:style-name="T6">EtudiantSportif</text:span></text:span><text:span text:style-name="Strong_20_Emphasis"><text:span text:style-name="T4"> </text:span></text:span></text:h>
      <text:p text:style-name="P10"><text:span text:style-name="Strong_20_Emphasis"><text:span text:style-name="T4"/></text:span></text:p>
      <text:p text:style-name="P10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S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S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arra faye</meta:initial-creator>
    <meta:creation-date>2024-01-16T18:38:47.86</meta:creation-date>
    <dc:date>2024-01-16T21:58:15.68</dc:date>
    <dc:creator>Diarra faye</dc:creator>
    <meta:editing-duration>PT2H18M3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3" meta:word-count="167" meta:character-count="1166"/>
  </office:meta>
</office:document-meta>
</file>